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Zoom" table:style-name="ta1">
        <table:shapes>
          <draw:frame draw:z-index="0" draw:style-name="gr1" draw:text-style-name="P1" svg:width="265.7mm" svg:height="156.18mm" svg:x="68.83mm" svg:y="1.06mm">
            <loext:p draw:notify-on-update-of-ranges="CameraZoom.A2:CameraZoom.A5 CameraZoom.B1:CameraZoom.B1 CameraZoom.B2:CameraZoom.B5 CameraZoom.A2:CameraZoom.A5 CameraZoom.C1:CameraZoom.C1 CameraZoom.C2:CameraZoom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4" calcext:value-type="float">
            <text:p>7.4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-1150" calcext:value-type="float">
            <text:p>-1150</text:p>
          </table:table-cell>
        </table:table-row>
      </table:table>
      <table:table table:name="BeamDamage" table:style-name="ta1">
        <table:shapes>
          <draw:frame draw:z-index="0" draw:style-name="gr1" draw:text-style-name="P1" svg:width="180.4mm" svg:height="98.67mm" svg:x="163.25mm" svg:y="4.25mm">
            <loext:p draw:notify-on-update-of-ranges="BeamDamage.A7:BeamDamage.A18 BeamDamage.B1:BeamDamage.B1 BeamDamage.C7:BeamDamage.C18 BeamDamage.A7:BeamDamage.A18 BeamDamage.D1:BeamDamage.D1 BeamDamage.E7:BeamDamage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0.4mm" svg:height="98.67mm" svg:x="164.61mm" svg:y="108.38mm">
            <loext:p draw:notify-on-update-of-ranges="BeamDamage.A7:BeamDamage.A18 BeamDamage.C6:BeamDamage.C6 BeamDamage.C7:BeamDamage.C18 BeamDamage.A7:BeamDamage.A18 BeamDamage.E6:BeamDamage.E6 BeamDamage.E7:BeamDamage.E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Big beam</text:p>
          </table:table-cell>
          <table:covered-table-cell/>
          <table:table-cell table:style-name="ce2" office:value-type="string" calcext:value-type="string" table:number-columns-spanned="2" table:number-rows-spanned="1">
            <text:p>Mini beam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itial Radius</text:p>
          </table:table-cell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  <table:table-cell table:style-name="ce2" office:value-type="float" office:value="0.15" calcext:value-type="float" table:number-columns-spanned="2" table:number-rows-spanned="1">
            <text:p>0.1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vergence</text:p>
          </table:table-cell>
          <table:table-cell table:style-name="ce2" office:value-type="float" office:value="0.007" calcext:value-type="float" table:number-columns-spanned="2" table:number-rows-spanned="1">
            <text:p>0.007</text:p>
          </table:table-cell>
          <table:covered-table-cell/>
          <table:table-cell table:style-name="ce2" office:value-type="float" office:value="0.0015" calcext:value-type="float" table:number-columns-spanned="2" table:number-rows-spanned="1">
            <text:p>0.001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ase Damage</text:p>
          </table:table-cell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0.03" calcext:value-type="float" table:number-columns-spanned="2" table:number-rows-spanned="1">
            <text:p>0.03</text:p>
          </table:table-cell>
          <table:covered-table-cell/>
          <table: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]+([.B$3]*[.$A7])" office:value-type="float" office:value="0.3" calcext:value-type="float">
            <text:p>0.3</text:p>
          </table:table-cell>
          <table:table-cell table:formula="of:=[.B$4]/([.B7]*[.B7])" office:value-type="float" office:value="33.3333333333333" calcext:value-type="float">
            <text:p>33.3333333333333</text:p>
          </table:table-cell>
          <table:table-cell table:formula="of:=[.D$2]+([.D$3]*[.$A7])" office:value-type="float" office:value="0.15" calcext:value-type="float">
            <text:p>0.15</text:p>
          </table:table-cell>
          <table:table-cell table:formula="of:=[.D$4]/([.D7]*[.D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([.B$3]*[.$A8])" office:value-type="float" office:value="0.37" calcext:value-type="float">
            <text:p>0.37</text:p>
          </table:table-cell>
          <table:table-cell table:formula="of:=[.B$4]/([.B8]*[.B8])" office:value-type="float" office:value="21.9138056975895" calcext:value-type="float">
            <text:p>21.9138056975895</text:p>
          </table:table-cell>
          <table:table-cell table:formula="of:=[.D$2]+([.D$3]*[.$A8])" office:value-type="float" office:value="0.165" calcext:value-type="float">
            <text:p>0.165</text:p>
          </table:table-cell>
          <table:table-cell table:formula="of:=[.D$4]/([.D8]*[.D8])" office:value-type="float" office:value="1.10192837465565" calcext:value-type="float">
            <text:p>1.1019283746556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2]+([.B$3]*[.$A9])" office:value-type="float" office:value="0.65" calcext:value-type="float">
            <text:p>0.65</text:p>
          </table:table-cell>
          <table:table-cell table:formula="of:=[.B$4]/([.B9]*[.B9])" office:value-type="float" office:value="7.10059171597633" calcext:value-type="float">
            <text:p>7.10059171597633</text:p>
          </table:table-cell>
          <table:table-cell table:formula="of:=[.D$2]+([.D$3]*[.$A9])" office:value-type="float" office:value="0.225" calcext:value-type="float">
            <text:p>0.225</text:p>
          </table:table-cell>
          <table:table-cell table:formula="of:=[.D$4]/([.D9]*[.D9])" office:value-type="float" office:value="0.592592592592593" calcext:value-type="float">
            <text:p>0.59259259259259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2]+([.B$3]*[.$A10])" office:value-type="float" office:value="1" calcext:value-type="float">
            <text:p>1</text:p>
          </table:table-cell>
          <table:table-cell table:formula="of:=[.B$4]/([.B10]*[.B10])" office:value-type="float" office:value="3" calcext:value-type="float">
            <text:p>3</text:p>
          </table:table-cell>
          <table:table-cell table:formula="of:=[.D$2]+([.D$3]*[.$A10])" office:value-type="float" office:value="0.3" calcext:value-type="float">
            <text:p>0.3</text:p>
          </table:table-cell>
          <table:table-cell table:formula="of:=[.D$4]/([.D10]*[.D10]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2]+([.B$3]*[.$A11])" office:value-type="float" office:value="1.7" calcext:value-type="float">
            <text:p>1.7</text:p>
          </table:table-cell>
          <table:table-cell table:formula="of:=[.B$4]/([.B11]*[.B11])" office:value-type="float" office:value="1.03806228373702" calcext:value-type="float">
            <text:p>1.03806228373702</text:p>
          </table:table-cell>
          <table:table-cell table:formula="of:=[.D$2]+([.D$3]*[.$A11])" office:value-type="float" office:value="0.45" calcext:value-type="float">
            <text:p>0.45</text:p>
          </table:table-cell>
          <table:table-cell table:formula="of:=[.D$4]/([.D11]*[.D11])" office:value-type="float" office:value="0.148148148148148" calcext:value-type="float">
            <text:p>0.14814814814814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$2]+([.B$3]*[.$A12])" office:value-type="float" office:value="3.8" calcext:value-type="float">
            <text:p>3.8</text:p>
          </table:table-cell>
          <table:table-cell table:formula="of:=[.B$4]/([.B12]*[.B12])" office:value-type="float" office:value="0.207756232686981" calcext:value-type="float">
            <text:p>0.207756232686981</text:p>
          </table:table-cell>
          <table:table-cell table:formula="of:=[.D$2]+([.D$3]*[.$A12])" office:value-type="float" office:value="0.9" calcext:value-type="float">
            <text:p>0.9</text:p>
          </table:table-cell>
          <table:table-cell table:formula="of:=[.D$4]/([.D12]*[.D12])" office:value-type="float" office:value="0.037037037037037" calcext:value-type="float">
            <text:p>0.03703703703703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2]+([.B$3]*[.$A13])" office:value-type="float" office:value="7.3" calcext:value-type="float">
            <text:p>7.3</text:p>
          </table:table-cell>
          <table:table-cell table:formula="of:=[.B$4]/([.B13]*[.B13])" office:value-type="float" office:value="0.0562957402889848" calcext:value-type="float">
            <text:p>0.056295740288985</text:p>
          </table:table-cell>
          <table:table-cell table:formula="of:=[.D$2]+([.D$3]*[.$A13])" office:value-type="float" office:value="1.65" calcext:value-type="float">
            <text:p>1.65</text:p>
          </table:table-cell>
          <table:table-cell table:formula="of:=[.D$4]/([.D13]*[.D13])" office:value-type="float" office:value="0.0110192837465565" calcext:value-type="float">
            <text:p>0.011019283746557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$2]+([.B$3]*[.$A14])" office:value-type="float" office:value="10.8" calcext:value-type="float">
            <text:p>10.8</text:p>
          </table:table-cell>
          <table:table-cell table:formula="of:=[.B$4]/([.B14]*[.B14])" office:value-type="float" office:value="0.0257201646090535" calcext:value-type="float">
            <text:p>0.025720164609054</text:p>
          </table:table-cell>
          <table:table-cell table:formula="of:=[.D$2]+([.D$3]*[.$A14])" office:value-type="float" office:value="2.4" calcext:value-type="float">
            <text:p>2.4</text:p>
          </table:table-cell>
          <table:table-cell table:formula="of:=[.D$4]/([.D14]*[.D14])" office:value-type="float" office:value="0.00520833333333333" calcext:value-type="float">
            <text:p>0.00520833333333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2]+([.B$3]*[.$A15])" office:value-type="float" office:value="14.3" calcext:value-type="float">
            <text:p>14.3</text:p>
          </table:table-cell>
          <table:table-cell table:formula="of:=[.B$4]/([.B15]*[.B15])" office:value-type="float" office:value="0.0146706440412734" calcext:value-type="float">
            <text:p>0.014670644041273</text:p>
          </table:table-cell>
          <table:table-cell table:formula="of:=[.D$2]+([.D$3]*[.$A15])" office:value-type="float" office:value="3.15" calcext:value-type="float">
            <text:p>3.15</text:p>
          </table:table-cell>
          <table:table-cell table:formula="of:=[.D$4]/([.D15]*[.D15])" office:value-type="float" office:value="0.00302343159486017" calcext:value-type="float">
            <text:p>0.0030234315948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2]+([.B$3]*[.$A16])" office:value-type="float" office:value="21.3" calcext:value-type="float">
            <text:p>21.3</text:p>
          </table:table-cell>
          <table:table-cell table:formula="of:=[.B$4]/([.B16]*[.B16])" office:value-type="float" office:value="0.0066124446207763" calcext:value-type="float">
            <text:p>0.006612444620776</text:p>
          </table:table-cell>
          <table:table-cell table:formula="of:=[.D$2]+([.D$3]*[.$A16])" office:value-type="float" office:value="4.65" calcext:value-type="float">
            <text:p>4.65</text:p>
          </table:table-cell>
          <table:table-cell table:formula="of:=[.D$4]/([.D16]*[.D16])" office:value-type="float" office:value="0.00138744363510232" calcext:value-type="float">
            <text:p>0.001387443635102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2]+([.B$3]*[.$A17])" office:value-type="float" office:value="28.3" calcext:value-type="float">
            <text:p>28.3</text:p>
          </table:table-cell>
          <table:table-cell table:formula="of:=[.B$4]/([.B17]*[.B17])" office:value-type="float" office:value="0.00374583276105333" calcext:value-type="float">
            <text:p>0.003745832761053</text:p>
          </table:table-cell>
          <table:table-cell table:formula="of:=[.D$2]+([.D$3]*[.$A17])" office:value-type="float" office:value="6.15" calcext:value-type="float">
            <text:p>6.15</text:p>
          </table:table-cell>
          <table:table-cell table:formula="of:=[.D$4]/([.D17]*[.D17])" office:value-type="float" office:value="0.000793178663493952" calcext:value-type="float">
            <text:p>0.00079317866349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2]+([.B$3]*[.$A18])" office:value-type="float" office:value="70.3" calcext:value-type="float">
            <text:p>70.3</text:p>
          </table:table-cell>
          <table:table-cell table:formula="of:=[.B$4]/([.B18]*[.B18])" office:value-type="float" office:value="0.000607030628742091" calcext:value-type="float">
            <text:p>0.000607030628742</text:p>
          </table:table-cell>
          <table:table-cell table:formula="of:=[.D$2]+([.D$3]*[.$A18])" office:value-type="float" office:value="15.15" calcext:value-type="float">
            <text:p>15.15</text:p>
          </table:table-cell>
          <table:table-cell table:formula="of:=[.D$4]/([.D18]*[.D18])" office:value-type="float" office:value="0.000130706139920923" calcext:value-type="float">
            <text:p>0.0001307061399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11:38:38.5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40:04.986000000</meta:creation-date>
    <dc:date>2017-09-10T11:49:12.551000000</dc:date>
    <meta:editing-duration>PT20M1S</meta:editing-duration>
    <meta:editing-cycles>3</meta:editing-cycles>
    <meta:generator>LibreOffice/5.2.7.2$Windows_x86 LibreOffice_project/2b7f1e640c46ceb28adf43ee075a6e8b8439ed10</meta:generator>
    <meta:document-statistic meta:table-count="2" meta:cell-count="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5.619cm" xlink:href=".." xlink:type="simple" chart:class="chart:scatter" chart:style-name="ch1">
        <chart:legend chart:legend-position="end" svg:x="23.084cm" svg:y="6.763cm" style:legend-expansion="high" chart:style-name="ch2"/>
        <chart:plot-area chart:style-name="ch3" table:cell-range-address="CameraZoom.A2:CameraZoom.C5 CameraZoom.B1:CameraZoom.C1" chart:data-source-has-labels="row" svg:x="0.531cm" svg:y="0.312cm" svg:width="22.022cm" svg:height="14.995cm">
          <chartooo:coordinate-region svg:x="1.337cm" svg:y="0.511cm" svg:width="20.117cm" svg:height="14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meraZoom.B2:CameraZoom.B5" chart:label-cell-address="CameraZoom.B1:CameraZoom.B1" chart:class="chart:scatter">
            <chart:domain table:cell-range-address="CameraZoom.A2:CameraZoom.A5"/>
            <chart:regression-curve chart:style-name="ch8">
              <chart:equation chart:display-equation="true" chart:display-r-square="false" svg:x="3.498cm" svg:y="10.629cm"/>
            </chart:regression-curve>
            <chart:data-point chart:repeated="4"/>
          </chart:series>
          <chart:series chart:attached-axis="secondary-y" chart:style-name="ch9" chart:values-cell-range-address="CameraZoom.C2:CameraZoom.C5" chart:label-cell-address="CameraZoom.C1:CameraZoom.C1" chart:class="chart:scatter">
            <chart:regression-curve chart:style-name="ch10">
              <chart:equation chart:display-equation="true" chart:display-r-square="false" svg:x="5.889cm" svg:y="3.001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CameraZoom.B1:CameraZoom.B1</svg:desc>
                </draw:g>
              </table:table-cell>
              <table:table-cell office:value-type="string">
                <text:p>z</text:p>
                <draw:g>
                  <svg:desc>CameraZoom.C1:CameraZo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eraZoom.A2:CameraZoom.A5</svg:desc>
                </draw:g>
              </table:table-cell>
              <table:table-cell office:value-type="float" office:value="90">
                <text:p>90</text:p>
                <draw:g>
                  <svg:desc>CameraZoom.B2:CameraZoom.B5</svg:desc>
                </draw:g>
              </table:table-cell>
              <table:table-cell office:value-type="float" office:value="-50">
                <text:p>-50</text:p>
                <draw:g>
                  <svg:desc>CameraZoom.C2:CameraZoom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7.4">
                <text:p>7.4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8">
                <text:p>5.8</text:p>
              </table:table-cell>
              <table:table-cell office:value-type="float" office:value="-1150">
                <text:p>-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legend chart:legend-position="end" svg:x="15.109cm" svg:y="4.386cm" style:legend-expansion="high" chart:style-name="ch2"/>
        <chart:plot-area chart:style-name="ch3" table:cell-range-address="BeamDamage.A7:BeamDamage.A18 BeamDamage.B1:BeamDamage.B1 BeamDamage.C7:BeamDamage.C18 BeamDamage.D1:BeamDamage.D1 BeamDamage.E7:BeamDamage.E18" chart:data-source-has-labels="row" svg:x="1.371cm" svg:y="0.197cm" svg:width="13.378cm" svg:height="8.493cm">
          <chartooo:coordinate-region svg:x="2.654cm" svg:y="0.396cm" svg:width="11.63cm" svg:height="7.647cm"/>
          <chart:axis chart:dimension="x" chart:name="primary-x" chart:style-name="ch4">
            <chart:title svg:x="7.355cm" svg:y="8.887cm" chart:style-name="ch5">
              <text:p>Distance</text:p>
            </chart:title>
          </chart:axis>
          <chart:axis chart:dimension="y" chart:name="primary-y" chart:style-name="ch4">
            <chart:title svg:x="0.451cm" svg:y="5.135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B1:BeamDamage.B1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D1:BeamDamage.D1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g beam</text:p>
                <draw:g>
                  <svg:desc>BeamDamage.B1:BeamDamage.B1</svg:desc>
                </draw:g>
              </table:table-cell>
              <table:table-cell office:value-type="string">
                <text:p>Mini beam</text:p>
                <draw:g>
                  <svg:desc>BeamDamage.D1:BeamDamag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33.3333333333333">
                <text:p>33.3333333333333</text:p>
                <draw:g>
                  <svg:desc>BeamDamage.C7:BeamDamage.C18</svg:desc>
                </draw:g>
              </table:table-cell>
              <table:table-cell office:value-type="float" office:value="1.33333333333333">
                <text:p>1.33333333333333</text:p>
                <draw:g>
                  <svg:desc>BeamDamage.E7:BeamDamage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.9138056975895">
                <text:p>21.9138056975895</text:p>
              </table:table-cell>
              <table:table-cell office:value-type="float" office:value="1.10192837465565">
                <text:p>1.10192837465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7.10059171597633">
                <text:p>7.10059171597633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03806228373702">
                <text:p>1.03806228373702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207756232686981">
                <text:p>0.20775623268698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562957402889848">
                <text:p>0.0562957402889848</text:p>
              </table:table-cell>
              <table:table-cell office:value-type="float" office:value="0.0110192837465565">
                <text:p>0.0110192837465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0257201646090535">
                <text:p>0.0257201646090535</text:p>
              </table:table-cell>
              <table:table-cell office:value-type="float" office:value="0.00520833333333333">
                <text:p>0.00520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0146706440412734">
                <text:p>0.0146706440412734</text:p>
              </table:table-cell>
              <table:table-cell office:value-type="float" office:value="0.00302343159486017">
                <text:p>0.0030234315948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0066124446207763">
                <text:p>0.0066124446207763</text:p>
              </table:table-cell>
              <table:table-cell office:value-type="float" office:value="0.00138744363510232">
                <text:p>0.0013874436351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00374583276105333">
                <text:p>0.00374583276105333</text:p>
              </table:table-cell>
              <table:table-cell office:value-type="float" office:value="0.000793178663493952">
                <text:p>0.000793178663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000607030628742091">
                <text:p>0.000607030628742091</text:p>
              </table:table-cell>
              <table:table-cell office:value-type="float" office:value="0.000130706139920923">
                <text:p>0.000130706139920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plot-area chart:style-name="ch2" table:cell-range-address="BeamDamage.A7:BeamDamage.A18 BeamDamage.C6:BeamDamage.C18 BeamDamage.E6:BeamDamage.E18" chart:data-source-has-labels="row" svg:x="1.371cm" svg:y="0.197cm" svg:width="16.31cm" svg:height="8.493cm">
          <chartooo:coordinate-region svg:x="1.992cm" svg:y="0.396cm" svg:width="15.224cm" svg:height="7.647cm"/>
          <chart:axis chart:dimension="x" chart:name="primary-x" chart:style-name="ch3">
            <chart:title svg:x="8.821cm" svg:y="8.887cm" chart:style-name="ch4">
              <text:p>Distance</text:p>
            </chart:title>
          </chart:axis>
          <chart:axis chart:dimension="y" chart:name="primary-y" chart:style-name="ch5">
            <chart:title svg:x="0.451cm" svg:y="5.135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C6:BeamDamage.C6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E6:BeamDamage.E6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mage-1</text:p>
                <draw:g>
                  <svg:desc>BeamDamage.C6:BeamDamage.C6</svg:desc>
                </draw:g>
              </table:table-cell>
              <table:table-cell office:value-type="string">
                <text:p>Damage-2</text:p>
                <draw:g>
                  <svg:desc>BeamDamage.E6:BeamDamage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33.3333333333333">
                <text:p>33.3333333333333</text:p>
                <draw:g>
                  <svg:desc>BeamDamage.C7:BeamDamage.C18</svg:desc>
                </draw:g>
              </table:table-cell>
              <table:table-cell office:value-type="float" office:value="1.33333333333333">
                <text:p>1.33333333333333</text:p>
                <draw:g>
                  <svg:desc>BeamDamage.E7:BeamDamage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.9138056975895">
                <text:p>21.9138056975895</text:p>
              </table:table-cell>
              <table:table-cell office:value-type="float" office:value="1.10192837465565">
                <text:p>1.10192837465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7.10059171597633">
                <text:p>7.10059171597633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03806228373702">
                <text:p>1.03806228373702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207756232686981">
                <text:p>0.20775623268698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562957402889848">
                <text:p>0.0562957402889848</text:p>
              </table:table-cell>
              <table:table-cell office:value-type="float" office:value="0.0110192837465565">
                <text:p>0.0110192837465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0257201646090535">
                <text:p>0.0257201646090535</text:p>
              </table:table-cell>
              <table:table-cell office:value-type="float" office:value="0.00520833333333333">
                <text:p>0.00520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0146706440412734">
                <text:p>0.0146706440412734</text:p>
              </table:table-cell>
              <table:table-cell office:value-type="float" office:value="0.00302343159486017">
                <text:p>0.0030234315948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0066124446207763">
                <text:p>0.0066124446207763</text:p>
              </table:table-cell>
              <table:table-cell office:value-type="float" office:value="0.00138744363510232">
                <text:p>0.0013874436351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00374583276105333">
                <text:p>0.00374583276105333</text:p>
              </table:table-cell>
              <table:table-cell office:value-type="float" office:value="0.000793178663493952">
                <text:p>0.000793178663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000607030628742091">
                <text:p>0.000607030628742091</text:p>
              </table:table-cell>
              <table:table-cell office:value-type="float" office:value="0.000130706139920923">
                <text:p>0.0001307061399209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